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055cm" fo:margin-left="0cm" fo:margin-top="0cm" fo:margin-bottom="0cm" table:align="left" style:writing-mode="lr-tb"/>
    </style:style>
    <style:style style:name="Таблица1.A" style:family="table-column">
      <style:table-column-properties style:column-width="7.527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="0cm" fo:border="none"/>
    </style:style>
    <style:style style:name="P1" style:family="paragraph" style:parent-style-name="Standard">
      <style:paragraph-properties fo:margin-top="0.176cm" fo:margin-bottom="0.176cm" fo:line-height="100%"/>
    </style:style>
    <style:style style:name="P2" style:family="paragraph" style:parent-style-name="Standard">
      <style:paragraph-properties fo:margin-top="0.176cm" fo:margin-bottom="0.176cm" fo:line-height="100%" fo:text-align="end" style:justify-single-word="false"/>
    </style:style>
    <style:style style:name="P3" style:family="paragraph" style:parent-style-name="Standard">
      <style:paragraph-properties fo:margin-top="0.176cm" fo:margin-bottom="0.176cm" fo:line-height="100%"/>
    </style:style>
    <style:style style:name="P4" style:family="paragraph" style:parent-style-name="Standard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uk" style:country-asian="UA" style:font-name-complex="Times New Roman1" style:font-size-complex="12pt"/>
    </style:style>
    <style:style style:name="P5" style:family="paragraph" style:parent-style-name="Standard" style:master-page-name="Standard">
      <style:paragraph-properties fo:margin-top="0.176cm" fo:margin-bottom="0.176cm" fo:line-height="100%" fo:text-align="center" style:justify-single-word="false" style:page-number="auto"/>
    </style:style>
    <style:style style:name="P6" style:family="paragraph" style:parent-style-name="Standard">
      <style:paragraph-properties fo:margin-top="0cm" fo:margin-bottom="0cm" fo:line-height="100%"/>
    </style:style>
    <style:style style:name="T1" style:family="text">
      <style:text-properties style:font-name="Times New Roman" fo:font-size="18pt" fo:font-weight="bold" style:font-name-asian="Times New Roman1" style:font-size-asian="18pt" style:language-asian="uk" style:country-asian="UA" style:font-weight-asian="bold" style:font-name-complex="Times New Roman1" style:font-size-complex="18pt" style:font-weight-complex="bold"/>
    </style:style>
    <style:style style:name="T2" style:family="text">
      <style:text-properties style:font-name="Times New Roman" fo:font-size="12pt" style:font-name-asian="Times New Roman1" style:font-size-asian="12pt" style:language-asian="uk" style:country-asian="UA" style:font-name-complex="Times New Roman1" style:font-size-complex="12pt"/>
    </style:style>
    <style:style style:name="T3" style:family="text">
      <style:text-properties style:font-name="Times New Roman" fo:font-size="12pt" fo:font-weight="bold" style:font-name-asian="Times New Roman1" style:font-size-asian="12pt" style:language-asian="uk" style:country-asian="UA" style:font-weight-asian="bold" style:font-name-complex="Times New Roman1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span text:style-name="T1">ДОГОВОР №<text:line-break/>на создания веб-сайта</text:span></text:h>
      <text:p text:style-name="P1"><text:span text:style-name="T2">г. Киев</text:span></text:p>
      <text:p text:style-name="P2"><text:span text:style-name="T2">                                                                                   “___”_________ 2009 г.</text:span></text:p>
      <text:p text:style-name="P1"><text:span text:style-name="T2">Исполнитель:</text:span><text:span text:style-name="T3">  </text:span><text:span text:style-name="T2">ФОП Кузив Александр Владимирович директор, действует на основании ФОП, c одной стороны и Заказчик</text:span><text:span text:style-name="T3">:</text:span><text:span text:style-name="T2"> _________________в лице директора __________________, действующего на основании Устава с другой стороны, заключили настоящий Договор о следующем:</text:span></text:p>
      <text:p text:style-name="P1"><text:span text:style-name="T2">1. ПРЕДМЕТ ДОГОВОРА</text:span></text:p>
      <text:p text:style-name="P1"><text:span text:style-name="T2">1.1. Заказчик поручает, а Исполнитель принимает на себя обязательство выполнить работы по разработке веб-сайта в соответствии с Техническим Заданием (Приложение N 1) к данному Договору (далее ТЗ).</text:span></text:p>
      <text:p text:style-name="P1"><text:span text:style-name="T2">1.2. Заказчик становится владельцем (обладателем исключительных прав) сайта, что подтверждается подписанием акта приема передачи выполненных работ.</text:span></text:p>
      <text:h text:style-name="P1" text:outline-level="2"><text:span text:style-name="T1">2. СРОКИ ВЫПОЛНЕНИЯ РАБОТ</text:span></text:h>
      <text:p text:style-name="P1"><text:span text:style-name="T2">2.1. После осуществления Заказчиком предоплаты и подписание ТЗ, Исполнитель предоставляет первый эскизный вариант макет сайта в течение 3 – 5 рабочих дней.</text:span></text:p>
      <text:p text:style-name="P1"><text:span text:style-name="T2">2.2. Если Заказчик не принимает первый эскизный вариант макета сайта, Исполнитель обязуется предоставить второй эскизный вариант макета сайта в течение 3 рабочих дней.</text:span></text:p>
      <text:p text:style-name="P1"><text:span text:style-name="T2">2.3. Если Заказчик не принимает ни первый, ни второй эскизный вариант макета сайта, то стоимость дальнейшей разработки макета сайта оговаривается дополнительно.</text:span></text:p>
      <text:p text:style-name="Normal_20__28_Web_29_">2.4. Все доработки и пожелания к эскизным вариантам макета сайта Заказчик присылает в письменном виде или по электронной почте. Исполнитель обязуется внести все правки и пожелания, присланные Заказчиком в течение 1 – 3 рабочих дней.</text:p>
      <text:p text:style-name="Normal_20__28_Web_29_">2.5. После окончательного утверждения Заказчиком макета сайта с доработками,  Исполнитель обязуется реализовать сайт на домене Заказчика в течение 5 рабочих дней.</text:p>
      <text:list xml:id="list7350483777186440349" text:style-name="Outline">
        <text:list-item>
          <text:list>
            <text:list-item>
              <text:h text:style-name="Heading_20_2" text:outline-level="2">3. ОБЯЗАННОСТИ ИСПОЛНИТЕЛЯ</text:h>
            </text:list-item>
          </text:list>
        </text:list-item>
      </text:list>
      <text:p text:style-name="Normal_20__28_Web_29_">3.1. Исполнитель совместно с Заказчиком обсуждает и подписывает ТЗ.</text:p>
      <text:p text:style-name="Normal_20__28_Web_29_">3.2. Исполнитель обязуется предоставлять Заказчику эскизные макеты сайта и вносить доработки в сроки согласно пунктам 2.2. – 2.5.</text:p>
      <text:p text:style-name="Normal_20__28_Web_29_">3.3. Исполнитель приступает к реализации сайта на домене заказчика, только при наличи распечатанного и подписанного Заказчиком макета дизайна сайта.</text:p>
      <text:p text:style-name="Normal_20__28_Web_29_">3.4. Исполнитель передает результаты выполненной работы по акту приема-передачи. Одновременно передаются ключи (коды доступа) и техническая документация.</text:p>
      <text:p text:style-name="Normal_20__28_Web_29_">3.5. Исполнитель оставляет за собой право на размещение в нижней части главной страницы разработанного сайта ссылки на свой сайт, представляющей собой строку: “Разработка сайта”.</text:p>
      <text:list xml:id="list41754061" text:continue-numbering="true" text:style-name="Outline">
        <text:list-item>
          <text:list>
            <text:list-item>
              <text:h text:style-name="Heading_20_2" text:outline-level="2">4. ОБЯЗАННОСТИ ЗАКАЗЧИКА</text:h>
            </text:list-item>
          </text:list>
        </text:list-item>
      </text:list>
      <text:p text:style-name="Normal_20__28_Web_29_">4.1. Заказчик обязуется по требованию Исполнителя предоставить необходимую информацию для выполнения работы.</text:p>
      <text:p text:style-name="Normal_20__28_Web_29_">4.2. Заказчик утверждает разработанное совместно с Исполнителем техническое задание.</text:p>
      <text:p text:style-name="Normal_20__28_Web_29_">4.3. Заказчик утверждает макет сайта и присылает его исполнитель с печатью и подписью.</text:p>
      <text:p text:style-name="Normal_20__28_Web_29_"><text:soft-page-break/>4.4. Заказчик своевременно оплачивает работу Исполнителя в размере и сроки, предусмотренные в разделе 5 данного Договора.</text:p>
      <text:p text:style-name="Normal_20__28_Web_29_">4.5. Заказчик не вправе требовать от Исполнителя выполнения работ, не описанных в ТЗ. Дополнительные работы проводятся по мере необходимости и оплачиваются Заказчиком отдельно. Проведение дополнительных работ не прописанных в ТЗ, согласовываются и оформляются в письменном виде как дополнение к ТЗ, которые должны быть подписаны обеими сторонами.</text:p>
      <text:list xml:id="list41750586" text:continue-numbering="true" text:style-name="Outline">
        <text:list-item>
          <text:list>
            <text:list-item>
              <text:h text:style-name="Heading_20_2" text:outline-level="2">5. СТОИМОСТЬ РАБОТ, ПОРЯДОК И СРОКИ РАСЧЕТОВ</text:h>
            </text:list-item>
          </text:list>
        </text:list-item>
      </text:list>
      <text:p text:style-name="Normal_20__28_Web_29_">5.1. Общая стоимость работ определяется на базе составленного ТЗ.</text:p>
      <text:p text:style-name="Normal_20__28_Web_29_">5.2. Заказчик осуществляет предоплату в размере 50% от стоимости работ указанных в ТЗ, в течении 3-х банковских дней после подписания данного договора. Оставшиеся 50% от стоимости работ Заказчик перечисляет в течение 3 рабочих дней после подписания сторонами Акта выполненных работ.</text:p>
      <text:list xml:id="list41758506" text:continue-numbering="true" text:style-name="Outline">
        <text:list-item>
          <text:list>
            <text:list-item>
              <text:h text:style-name="Heading_20_2" text:outline-level="2">6. КОНФИДЕНЦИАЛЬНОСТЬ</text:h>
            </text:list-item>
          </text:list>
        </text:list-item>
      </text:list>
      <text:p text:style-name="Normal_20__28_Web_29_">6.1. Исполнитель обязуется сохранять в тайне всю коммерческую информацию, не относящуюся к категории общедоступной, которую он получил от Заказчика во время срока действия Договора, даже если она не была обозначена как секретная или конфиденциальная.</text:p>
      <text:p text:style-name="Normal_20__28_Web_29_">6.2. Исполнитель обязан не допускать к имеющимся в связи с выполнением Договора документам лиц, не имеющих на это соответствующих полномочий.</text:p>
      <text:list xml:id="list41733410" text:continue-numbering="true" text:style-name="Outline">
        <text:list-item>
          <text:list>
            <text:list-item>
              <text:h text:style-name="Heading_20_2" text:outline-level="2">7. ОТВЕТСТВЕННОСТЬ СТОРОН</text:h>
            </text:list-item>
          </text:list>
        </text:list-item>
      </text:list>
      <text:p text:style-name="Normal_20__28_Web_29_">7.1. Стороны несут ответственность в соответствии с действующим законодательством.</text:p>
      <text:p text:style-name="Normal_20__28_Web_29_">7.2. Все спорные вопросы решаются путем переговоров сторон или, в случае если стороны не могут прийти к соглашению, через Арбитражный суд в соответствии с законодательством Украины.</text:p>
      <text:list xml:id="list41757339" text:continue-numbering="true" text:style-name="Outline">
        <text:list-item>
          <text:list>
            <text:list-item>
              <text:h text:style-name="Heading_20_2" text:outline-level="2">8. СРОК ДЕЙСТВИЯ ДОГОВОРА</text:h>
            </text:list-item>
          </text:list>
        </text:list-item>
      </text:list>
      <text:p text:style-name="Normal_20__28_Web_29_">8.1. Настоящий Договор вступает в силу с момента подписания обеими сторонами и действует до момента выполнения сторонами своих обязательств.</text:p>
      <text:p text:style-name="Normal_20__28_Web_29_">8.2. Договор может быть расторгнут досрочно по взаимному согласию сторон с письменным уведомлением не менее чем за 1 (один) месяц. В том случае, если Договор расторгается до завершения работ по ТЗ, взаиморасчеты между сторонами определяются дополнительным соглашением.</text:p>
      <text:list xml:id="list41760008" text:continue-numbering="true" text:style-name="Outline">
        <text:list-item>
          <text:list>
            <text:list-item>
              <text:h text:style-name="Heading_20_2" text:outline-level="2">9. СДАЧА-ПРИЕМКА РАБОТ</text:h>
            </text:list-item>
          </text:list>
        </text:list-item>
      </text:list>
      <text:p text:style-name="Normal_20__28_Web_29_">9.1. По завершении работы по ТЗ стороны подписывают Акты выполненных работ.</text:p>
      <text:list xml:id="list41751146" text:continue-numbering="true" text:style-name="Outline">
        <text:list-item>
          <text:list>
            <text:list-item>
              <text:h text:style-name="Heading_20_2" text:outline-level="2">10. ФОРС-МАЖОР</text:h>
            </text:list-item>
          </text:list>
        </text:list-item>
      </text:list>
      <text:p text:style-name="Normal_20__28_Web_29_">10.1. Стороны освобождаются от ответственности за частичное или полное неисполнение своих обязательств по настоящему Договору, если такое неисполнение явилось следствием обстоятельств непреодолимой силы, возникших после заключения Договора в результате событий чрезвычайного характера, таких, как: землетрясение, пожар, наводнение, прочие стихийные бедствия, эпидемии, аварии, взрывы, военные действия, изменения законодательства, повлекших за собой невозможность выполнения сторонами своих обязательств по настоящему Договору.</text:p>
      <text:list xml:id="list41751735" text:continue-numbering="true" text:style-name="Outline">
        <text:list-item>
          <text:list>
            <text:list-item>
              <text:h text:style-name="Heading_20_2" text:outline-level="2">11. ИНТЕЛЛЕКТУАЛЬНАЯ СОБСТВЕННОСТЬ</text:h>
            </text:list-item>
          </text:list>
        </text:list-item>
      </text:list>
      <text:p text:style-name="Normal_20__28_Web_29_"><text:soft-page-break/>11.1. Стороны соглашаются в том, что с даты подписания акта выполненных работ по данному  Договору все права на созданную интеллектуальную собственность в рамках этого договора, и в соответствии с ТЗ, принадлежат Заказчику.</text:p>
      <text:list xml:id="list41733412" text:continue-numbering="true" text:style-name="Outline">
        <text:list-item>
          <text:list>
            <text:list-item>
              <text:h text:style-name="Heading_20_2" text:outline-level="2">12. ПРОЧИЕ УСЛОВИЯ</text:h>
            </text:list-item>
          </text:list>
        </text:list-item>
      </text:list>
      <text:p text:style-name="Normal_20__28_Web_29_">12.1. Все изменения и дополнения к настоящему договору согласуются сторонами, подписываются, оформляются в виде приложения.</text:p>
      <text:p text:style-name="Normal_20__28_Web_29_">12.2. Настоящий договор составлен в двух подлинных экземплярах, имеет ТЗ, которое является приложением к данному договору. Каждая сторона имеет подлинный экземпляр.</text:p>
      <text:p text:style-name="P1"><text:span text:style-name="T2">12.3. Все особенности реализации работ, существенные для Заказчика, должны быть в явной форме отражены в ТЗ. Если в ТЗ не оговорены какие-либо требования Заказчика, то форма их реализации остается на усмотрение Исполнителя и не может являться причиной для отказа от приемки выполненных работ.</text:span></text:p>
      <text:p text:style-name="P4"/>
      <text:p text:style-name="P4"/>
      <text:p text:style-name="P4"/>
      <text:p text:style-name="P4"/>
      <text:p text:style-name="P4"/>
      <text:p text:style-name="P4"/>
      <text:h text:style-name="P1" text:outline-level="2"><text:span text:style-name="T1">13. ЮРИДИЧЕСКИЕ АДРЕСА</text:span></text:h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6"><text:span text:style-name="T2">Исполнитель</text:span></text:p>
            <text:p text:style-name="P1"><text:span text:style-name="T2">ФОП Кузив Александр Владимирович</text:span></text:p>
            <text:p text:style-name="P1"><text:span text:style-name="T2">Директор:</text:span></text:p>
            <text:p text:style-name="P1"><text:span text:style-name="T2">_______________    / _____________ /</text:span></text:p>
            <text:p text:style-name="P1"><text:span text:style-name="T2">М.П.</text:span></text:p>
          </table:table-cell>
          <table:table-cell table:style-name="Таблица1.A1" office:value-type="string">
            <text:p text:style-name="P6"><text:span text:style-name="T2">Заказчик</text:span></text:p>
            <text:p text:style-name="P1"><text:span text:style-name="T2">__________________________</text:span></text:p>
            <text:p text:style-name="P1"><text:span text:style-name="T2">__________________________</text:span></text:p>
            <text:p text:style-name="P1"><text:span text:style-name="T2">__________________________ __________________________</text:span></text:p>
            <text:p text:style-name="P1"><text:span text:style-name="T2">__________________________</text:span></text:p>
            <text:p text:style-name="P1"><text:span text:style-name="T2">__________________________</text:span></text:p>
            <text:p text:style-name="P1"><text:span text:style-name="T2"> </text:span></text:p>
            <text:p text:style-name="P1"><text:span text:style-name="T2"> </text:span></text:p>
            <text:p text:style-name="P1"><text:span text:style-name="T2"> </text:span></text:p>
            <text:p text:style-name="P1"><text:span text:style-name="T2">_______    / _____________ /  М.П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uk" fo:country="UA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uk" fo:country="UA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76cm" fo:margin-bottom="0.176cm" fo:line-height="100%"/>
      <style:text-properties style:font-name="Times New Roman" fo:font-size="18pt" fo:font-weight="bold" style:font-name-asian="Times New Roman1" style:font-size-asian="18pt" style:language-asian="uk" style:country-asian="UA" style:font-weight-asian="bold" style:font-name-complex="Times New Roman1" style:font-size-complex="18pt" style:font-weight-complex="bold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uk" style:country-asian="UA" style:font-name-complex="Times New Roman1" style:font-size-complex="12pt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style:font-name="Times New Roman" fo:font-size="18pt" fo:font-weight="bold" style:font-name-asian="Times New Roman1" style:font-size-asian="18pt" style:language-asian="uk" style:country-asian="UA" style:font-weight-asian="bold" style:font-name-complex="Times New Roman1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Пользователь Windows</meta:initial-creator>
    <meta:editing-cycles>2</meta:editing-cycles>
    <meta:creation-date>2020-05-04T09:32:00</meta:creation-date>
    <dc:date>2020-07-16T21:53:00.08</dc:date>
    <meta:editing-duration>PT16S</meta:editing-duration>
    <meta:generator>OpenOffice/4.1.7$Win32 OpenOffice.org_project/417m1$Build-9800</meta:generator>
    <meta:document-statistic meta:table-count="1" meta:image-count="0" meta:object-count="0" meta:page-count="3" meta:paragraph-count="63" meta:word-count="830" meta:character-count="646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